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orphans="0" fo:widows="0"/>
    </style:style>
    <style:style style:name="P2" style:family="paragraph" style:parent-style-name="Standard">
      <style:paragraph-properties fo:orphans="0" fo:widows="0"/>
      <style:text-properties fo:color="#ff0000" fo:font-weight="bold" style:font-weight-asian="bold"/>
    </style:style>
    <style:style style:name="P3" style:family="paragraph" style:parent-style-name="Standard">
      <style:text-properties fo:font-weight="bold" style:font-weight-asian="bold"/>
    </style:style>
    <style:style style:name="P4" style:family="paragraph" style:parent-style-name="Standard">
      <style:paragraph-properties fo:orphans="0" fo:widows="0"/>
      <style:text-properties fo:font-weight="bold" style:font-weight-asian="bold"/>
    </style:style>
    <style:style style:name="P5" style:family="paragraph" style:parent-style-name="Standard">
      <style:text-properties fo:color="#ff00ff"/>
    </style:style>
    <style:style style:name="P6" style:family="paragraph" style:parent-style-name="Standard" style:list-style-name="WWNum12">
      <style:paragraph-properties fo:margin-left="0.5in" fo:margin-right="0in" fo:orphans="0" fo:widows="0" fo:text-indent="-0.25in" style:auto-text-indent="false"/>
    </style:style>
    <style:style style:name="P7" style:family="paragraph" style:parent-style-name="Standard" style:list-style-name="WWNum4">
      <style:paragraph-properties fo:margin-left="0.5in" fo:margin-right="0in" fo:text-indent="-0.25in" style:auto-text-indent="false"/>
    </style:style>
    <style:style style:name="P8" style:family="paragraph" style:parent-style-name="Standard" style:list-style-name="WWNum2">
      <style:paragraph-properties fo:margin-left="0.5in" fo:margin-right="0in" fo:text-indent="-0.25in" style:auto-text-indent="false"/>
    </style:style>
    <style:style style:name="P9" style:family="paragraph" style:parent-style-name="Standard" style:list-style-name="WWNum11">
      <style:paragraph-properties fo:margin-left="0.5in" fo:margin-right="0in" fo:text-indent="-0.25in" style:auto-text-indent="false"/>
    </style:style>
    <style:style style:name="P10" style:family="paragraph" style:parent-style-name="Standard" style:list-style-name="WWNum6">
      <style:paragraph-properties fo:margin-left="0.5in" fo:margin-right="0in" fo:text-indent="-0.25in" style:auto-text-indent="false"/>
    </style:style>
    <style:style style:name="P11" style:family="paragraph" style:parent-style-name="Standard" style:list-style-name="WWNum3">
      <style:paragraph-properties fo:margin-left="0.5in" fo:margin-right="0in" fo:text-indent="-0.25in" style:auto-text-indent="false"/>
    </style:style>
    <style:style style:name="P12" style:family="paragraph" style:parent-style-name="Standard" style:list-style-name="WWNum1">
      <style:paragraph-properties fo:margin-left="0.5in" fo:margin-right="0in" fo:text-indent="-0.25in" style:auto-text-indent="false"/>
    </style:style>
    <style:style style:name="P13" style:family="paragraph" style:parent-style-name="Standard" style:list-style-name="WWNum10">
      <style:paragraph-properties fo:margin-left="0.5in" fo:margin-right="0in" fo:text-indent="-0.25in" style:auto-text-indent="false"/>
    </style:style>
    <style:style style:name="P14" style:family="paragraph" style:parent-style-name="Standard" style:list-style-name="WWNum8">
      <style:paragraph-properties fo:margin-left="0.5in" fo:margin-right="0in" fo:text-indent="-0.25in" style:auto-text-indent="false"/>
    </style:style>
    <style:style style:name="P15" style:family="paragraph" style:parent-style-name="Standard" style:list-style-name="WWNum7">
      <style:paragraph-properties fo:margin-left="0.5in" fo:margin-right="0in" fo:text-indent="-0.25in" style:auto-text-indent="false"/>
    </style:style>
    <style:style style:name="P16" style:family="paragraph" style:parent-style-name="Standard" style:list-style-name="WWNum13">
      <style:paragraph-properties fo:margin-left="0.5in" fo:margin-right="0in" fo:text-indent="-0.25in" style:auto-text-indent="false"/>
    </style:style>
    <style:style style:name="P17" style:family="paragraph" style:parent-style-name="Standard" style:list-style-name="WWNum5">
      <style:paragraph-properties fo:margin-left="0.5in" fo:margin-right="0in" fo:text-indent="-0.25in" style:auto-text-indent="false"/>
    </style:style>
    <style:style style:name="P18" style:family="paragraph" style:parent-style-name="Standard" style:list-style-name="WWNum9">
      <style:paragraph-properties fo:margin-left="0.5in" fo:margin-right="0in" fo:text-indent="-0.25in" style:auto-text-indent="false"/>
    </style:style>
    <style:style style:name="P19" style:family="paragraph" style:parent-style-name="Standard">
      <style:paragraph-properties fo:margin-left="0in" fo:margin-right="0in" fo:orphans="0" fo:widows="0" fo:text-indent="0in" style:auto-text-indent="false"/>
    </style:style>
    <style:style style:name="P20" style:family="paragraph" style:parent-style-name="Standard">
      <style:paragraph-properties fo:margin-left="0in" fo:margin-right="0in" fo:orphans="0" fo:widows="0" fo:text-indent="0.5in" style:auto-text-indent="false"/>
    </style:style>
    <style:style style:name="P21" style:family="paragraph" style:parent-style-name="Standard" style:list-style-name="WWNum4">
      <style:paragraph-properties fo:margin-left="1in" fo:margin-right="0in" fo:text-indent="-0.25in" style:auto-text-indent="false"/>
    </style:style>
    <style:style style:name="P22" style:family="paragraph" style:parent-style-name="Standard" style:list-style-name="WWNum2">
      <style:paragraph-properties fo:margin-left="1in" fo:margin-right="0in" fo:text-indent="-0.25in" style:auto-text-indent="false"/>
    </style:style>
    <style:style style:name="P23" style:family="paragraph" style:parent-style-name="Standard" style:list-style-name="WWNum7">
      <style:paragraph-properties fo:margin-left="1in" fo:margin-right="0in" fo:text-indent="-0.25in" style:auto-text-indent="false"/>
    </style:style>
    <style:style style:name="P24" style:family="paragraph" style:parent-style-name="Standard" style:master-page-name="Standard">
      <style:paragraph-properties fo:orphans="0" fo:widows="0" style:page-number="1"/>
    </style:style>
    <style:style style:name="P25" style:family="paragraph">
      <loext:graphic-properties draw:fill="solid" draw:fill-color="#a0a0a0"/>
      <style:paragraph-properties fo:text-align="center"/>
    </style:style>
    <style:style style:name="T1" style:family="text">
      <style:text-properties fo:font-size="14pt" fo:font-weight="bold" style:font-size-asian="14pt" style:font-weight-asian="bold" style:font-size-complex="14pt"/>
    </style:style>
    <style:style style:name="T2" style:family="text">
      <style:text-properties fo:color="#ff0000" fo:font-size="14pt" fo:font-weight="bold" style:font-size-asian="14pt" style:font-weight-asian="bold" style:font-size-complex="14pt"/>
    </style:style>
    <style:style style:name="T3" style:family="text">
      <style:text-properties fo:color="#ff0000" fo:font-weight="bold" style:font-weight-asian="bold"/>
    </style:style>
    <style:style style:name="T4" style:family="text">
      <style:text-properties fo:color="#ff0000" fo:font-size="18pt" fo:font-weight="bold" style:font-size-asian="18pt" style:font-weight-asian="bold" style:font-size-complex="18pt"/>
    </style:style>
    <style:style style:name="T5" style:family="text">
      <style:text-properties fo:color="#ff0000"/>
    </style:style>
    <style:style style:name="T6" style:family="text">
      <style:text-properties fo:color="#ff0000" style:text-underline-style="none"/>
    </style:style>
    <style:style style:name="T7" style:family="text">
      <style:text-properties fo:font-weight="bold" style:font-weight-asian="bold"/>
    </style:style>
    <style:style style:name="T8" style:family="text">
      <style:text-properties fo:color="#ff00ff" fo:font-weight="bold" style:font-weight-asian="bold"/>
    </style:style>
    <style:style style:name="T9" style:family="text">
      <style:text-properties fo:color="#ff00ff"/>
    </style:style>
    <style:style style:name="T10" style:family="text">
      <style:text-properties fo:color="#ff00ff" style:text-underline-style="none"/>
    </style:style>
    <style:style style:name="T11" style:family="text">
      <style:text-properties fo:color="#ff00ff" fo:font-style="italic" style:font-style-asian="italic"/>
    </style:style>
    <style:style style:name="T12" style:family="text">
      <style:text-properties fo:color="#4a86e8" fo:font-weight="bold" style:font-weight-asian="bold"/>
    </style:style>
    <style:style style:name="T13" style:family="text">
      <style:text-properties fo:color="#4a86e8"/>
    </style:style>
    <style:style style:name="T14" style:family="text">
      <style:text-properties fo:color="#4a86e8" style:text-underline-style="none"/>
    </style:style>
    <style:style style:name="T15" style:family="text">
      <style:text-properties fo:color="#1155cc" style:text-underline-style="solid" style:text-underline-width="auto" style:text-underline-color="font-color" fo:font-weight="bold" style:font-weight-asian="bold"/>
    </style:style>
    <style:style style:name="T16" style:family="text">
      <style:text-properties fo:color="#1155cc" style:text-underline-style="solid" style:text-underline-width="auto" style:text-underline-color="font-color"/>
    </style:style>
    <style:style style:name="T17" style:family="text">
      <style:text-properties fo:font-size="18pt" fo:font-weight="bold" style:font-size-asian="18pt" style:font-weight-asian="bold" style:font-size-complex="18pt"/>
    </style:style>
    <style:style style:name="T18" style:family="text">
      <style:text-properties fo:font-size="18pt" fo:font-style="italic" style:text-underline-style="solid" style:text-underline-width="auto" style:text-underline-color="font-color" fo:font-weight="bold" style:font-size-asian="18pt" style:font-style-asian="italic" style:font-weight-asian="bold" style:font-size-complex="18pt"/>
    </style:style>
    <style:style style:name="T19" style:family="text">
      <style:text-properties fo:font-size="18pt" style:text-underline-style="solid" style:text-underline-width="auto" style:text-underline-color="font-color" fo:font-weight="bold" style:font-size-asian="18pt" style:font-weight-asian="bold" style:font-size-complex="18pt"/>
    </style:style>
    <style:style style:name="T20"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21" style:family="text">
      <style:text-properties fo:font-style="italic" style:font-style-asian="italic"/>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tracked-changes text:track-changes="false">
        <text:changed-region xml:id="ct25373200" text:id="ct25373200">
          <text:insertion>
            <office:change-info>
              <dc:creator>RTheren</dc:creator>
              <dc:date>2019-07-15T16:28:04</dc:date>
            </office:change-info>
          </text:insertion>
        </text:changed-region>
        <text:changed-region xml:id="ct25395440" text:id="ct25395440">
          <text:UnknownChange>
            <office:change-info>
              <dc:creator>RTheren</dc:creator>
              <dc:date>2019-07-15T16:28:02</dc:date>
            </office:change-info>
          </text:UnknownChange>
        </text:changed-region>
        <text:changed-region xml:id="ct25437328" text:id="ct25437328">
          <text:insertion>
            <office:change-info>
              <dc:creator>RTheren</dc:creator>
              <dc:date>2019-07-15T16:28:04</dc:date>
            </office:change-info>
          </text:insertion>
        </text:changed-region>
        <text:changed-region xml:id="ct25555296" text:id="ct25555296">
          <text:UnknownChange>
            <office:change-info>
              <dc:creator>RTheren</dc:creator>
              <dc:date>2019-07-15T16:28:02</dc:date>
            </office:change-info>
          </text:UnknownChange>
        </text:changed-region>
        <text:changed-region xml:id="ct25400992" text:id="ct25400992">
          <text:insertion>
            <office:change-info>
              <dc:creator>RTheren</dc:creator>
              <dc:date>2019-07-15T16:28:04</dc:date>
            </office:change-info>
          </text:insertion>
        </text:changed-region>
        <text:changed-region xml:id="ct25437632" text:id="ct25437632">
          <text:UnknownChange>
            <office:change-info>
              <dc:creator>RTheren</dc:creator>
              <dc:date>2019-07-15T16:28:02</dc:date>
            </office:change-info>
          </text:UnknownChange>
        </text:changed-region>
        <text:changed-region xml:id="ct25556160" text:id="ct25556160">
          <text:insertion>
            <office:change-info>
              <dc:creator>RTheren</dc:creator>
              <dc:date>2019-07-15T16:28:04</dc:date>
            </office:change-info>
          </text:insertion>
        </text:changed-region>
        <text:changed-region xml:id="ct25555856" text:id="ct25555856">
          <text:UnknownChange>
            <office:change-info>
              <dc:creator>RTheren</dc:creator>
              <dc:date>2019-07-15T16:28:02</dc:date>
            </office:change-info>
          </text:UnknownChange>
        </text:changed-region>
        <text:changed-region xml:id="ct25452688" text:id="ct25452688">
          <text:insertion>
            <office:change-info>
              <dc:creator>RTheren</dc:creator>
              <dc:date>2019-07-15T16:28:04</dc:date>
            </office:change-info>
          </text:insertion>
        </text:changed-region>
        <text:changed-region xml:id="ct25452400" text:id="ct25452400">
          <text:UnknownChange>
            <office:change-info>
              <dc:creator>RTheren</dc:creator>
              <dc:date>2019-07-15T16:28:02</dc:date>
            </office:change-info>
          </text:Unknown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1">LGCWDW <text:s/>- </text:span><text:span text:style-name="T2">179 <text:s text:c="2"/></text:span></text:p>
      <text:p text:style-name="P1"><text:span text:style-name="T7">Colour key - </text:span><text:span text:style-name="T8">Venn</text:span><text:span text:style-name="T7"> </text:span><text:span text:style-name="T12">Pedro </text:span><text:span text:style-name="T3">Jill</text:span></text:p>
      <text:p text:style-name="P2"/>
      <text:p text:style-name="P1"><text:span text:style-name="T7">The Jill</text:span></text:p>
      <text:p text:style-name="P1"><text:a xlink:type="simple" xlink:href="https://meet.jit.si/jordan9000#config.disableAP=true&amp;config.disableAEC=true&amp;config.disableAGC=true" text:style-name="ListLabel_20_118" text:visited-style-name="ListLabel_20_118"><text:span text:style-name="T15">https://meet.jit.si/jordan9000#config.disableAP=true&amp;config.disableAEC=true&amp;config.disableAGC=true</text:span></text:a></text:p>
      <text:p text:style-name="P4"/>
      <text:p text:style-name="P1"><text:span text:style-name="T7">The Pedro </text:span></text:p>
      <text:p text:style-name="P1"><text:a xlink:type="simple" xlink:href="https://meet.jit.si/pedro9000#config.disableAP=true&amp;config.disableAEC=true&amp;config.disableAGC=true" text:style-name="ListLabel_20_118" text:visited-style-name="ListLabel_20_118"><text:span text:style-name="T15">https://meet.jit.si/pedro9000#config.disableAP=true&amp;config.disableAEC=true&amp;config.disableAGC=true</text:span></text:a></text:p>
      <text:p text:style-name="P2"/>
      <text:p text:style-name="P1"><draw:rect text:anchor-type="as-char" style:rel-width="100%" draw:z-index="0" draw:style-name="gr1" draw:text-style-name="P25" svg:width="0.0012in" svg:height="0.0213in"><text:p/></draw:rect></text:p>
      <text:p text:style-name="Standard">News</text:p>
      <text:p text:style-name="Standard">Plugs</text:p>
      <text:p text:style-name="Standard">Pi</text:p>
      <text:p text:style-name="Standard">Feedback</text:p>
      <text:p text:style-name="Standard"><draw:rect text:anchor-type="as-char" style:rel-width="100%" draw:z-index="1" draw:style-name="gr1" draw:text-style-name="P25" svg:width="0.0012in" svg:height="0.0213in"><text:p/></draw:rect></text:p>
      <text:p text:style-name="P1"><text:span text:style-name="T4">Patreons:</text:span><text:span text:style-name="T17"> Post story suggestions </text:span><text:span text:style-name="T18">HAR</text:span><text:span text:style-name="T19">!</text:span></text:p>
      <text:p text:style-name="P1"/>
      <text:list xml:id="list2348592076" text:style-name="WWNum12">
        <text:list-item>
          <text:p text:style-name="P6"><text:change-start text:change-id="ct25373200"/>No more 32-bit Fedorf (RTheren)<text:line-break/><text:a xlink:type="simple" xlink:href="https://pagure.io/fesco/issue/2162" text:style-name="ListLabel_20_119" text:visited-style-name="ListLabel_20_119">https://pagure.io/fesco/issue/2162</text:a><text:line-break/><text:a xlink:type="simple" xlink:href="https://www.phoronix.com/scan.php?page=news_item&amp;px=Fedora-i686-Drop-Kernel-Plus" text:style-name="ListLabel_20_119" text:visited-style-name="ListLabel_20_119">https://www.phoronix.com/scan.php?page=news_item&amp;px=Fedora-i686-Drop-Kernel-Plus</text:a></text:p>
        </text:list-item>
      </text:list>
      <text:p text:style-name="P1"/>
      <text:p text:style-name="P19">2. Linux 5.3 will compress /lib/firmware folder (RTheren)<text:line-break/><text:tab/>https://www.spinics.net/lists/linux-kselftest/msg08209.html</text:p>
      <text:p text:style-name="P20"><text:soft-page-break/><text:a xlink:type="simple" xlink:href="https://www.phoronix.com/scan.php?page=news_item&amp;px=Linux-Load-Compressed-Firmware" text:style-name="ListLabel_20_119" text:visited-style-name="ListLabel_20_119">https://www.phoronix.com/scan.php?page=news_item&amp;px=Linux-Load-Compressed-Firmware</text:a></text:p>
      <text:p text:style-name="P20"/>
      <text:p text:style-name="P19"><text:change-start text:change-id="ct25395440"/>3. <text:change-end text:change-id="ct25373200"/><text:change-end text:change-id="ct25395440"/><text:change-start text:change-id="ct25437328"/><text:change-start text:change-id="ct25555296"/>More Wayland for KDE (RTheren)<text:change-end text:change-id="ct25437328"/><text:change-end text:change-id="ct25555296"/><text:change-start text:change-id="ct25400992"/><text:change-start text:change-id="ct25437632"/><text:line-break/><text:change-end text:change-id="ct25400992"/><text:change-end text:change-id="ct25437632"/><text:change-start text:change-id="ct25556160"/><text:change-start text:change-id="ct25555856"/><text:tab/><text:change-end text:change-id="ct25556160"/><text:change-end text:change-id="ct25555856"/><text:change-start text:change-id="ct25452688"/><text:change-start text:change-id="ct25452400"/>https://pointieststick.com/2019/07/13/kde-usability-productivity-week-79/<text:change-end text:change-id="ct25452688"/><text:change-end text:change-id="ct25452400"/></text:p>
      <text:p text:style-name="P1"><draw:rect text:anchor-type="as-char" style:rel-width="100%" draw:z-index="2" draw:style-name="gr1" draw:text-style-name="P25" svg:width="0.0012in" svg:height="0.0213in"><text:p/></draw:rect></text:p>
      <text:p text:style-name="Standard"><text:span text:style-name="T2">Rundown: You know the drill </text:span></text:p>
      <text:p text:style-name="Standard"/>
      <text:p text:style-name="Standard"/>
      <text:p text:style-name="P4"/>
      <text:p text:style-name="P1"><draw:rect text:anchor-type="as-char" style:rel-width="100%" draw:z-index="3" draw:style-name="gr1" draw:text-style-name="P25" svg:width="0.0012in" svg:height="0.0213in"><text:p/></draw:rect></text:p>
      <text:p text:style-name="P1"><text:span text:style-name="T7">What we’re up to :</text:span></text:p>
      <text:p text:style-name="P1"><text:span text:style-name="T7">V - Looking for a budget DSLR. Kennel 5.2.</text:span></text:p>
      <text:p text:style-name="P1"><text:span text:style-name="T7">J - Had a great time with Chris Fisher on Jupiter Broadcasting’s “The Friday Stream” where I gave out Linux game keys to two lucky winners of an online “Who Wants to Be a Millionaire” game! <text:s/>And we had a great conversation about our first vehicles, of which I couldn’t drive ;-D <text:s/>Also, had fun Saturday on Big Daddy Linux Live once again!</text:span></text:p>
      <text:p text:style-name="P1"><text:span text:style-name="T7">P - </text:span></text:p>
      <text:p text:style-name="Standard"><draw:rect text:anchor-type="as-char" style:rel-width="100%" draw:z-index="4" draw:style-name="gr1" draw:text-style-name="P25" svg:width="0.0012in" svg:height="0.0213in"><text:p/></draw:rect></text:p>
      <text:p text:style-name="Standard">News</text:p>
      <text:p text:style-name="Standard"/>
      <text:p text:style-name="Standard"><text:span text:style-name="T8">Evil GNOME</text:span> (Mike G)</text:p>
      <text:p text:style-name="Standard"><text:a xlink:type="simple" xlink:href="https://thehackernews.com/2019/07/linux-gnome-spyware.html" text:style-name="ListLabel_20_120" text:visited-style-name="ListLabel_20_120"><text:span text:style-name="T16">https://thehackernews.com/2019/07/linux-gnome-spyware.html</text:span></text:a></text:p>
      <text:list xml:id="list1568184828" text:style-name="WWNum4">
        <text:list-item>
          <text:p text:style-name="P7"><text:span text:style-name="T9">Ah, Gnome extensions. </text:span></text:p>
        </text:list-item>
        <text:list-item>
          <text:p text:style-name="P7"><text:span text:style-name="T9">Is there anything they </text:span><text:span text:style-name="T11">can’t </text:span><text:span text:style-name="T9">do?</text:span></text:p>
        </text:list-item>
        <text:list-item>
          <text:p text:style-name="P7"><text:span text:style-name="T9">I got a real simple fix for this one. </text:span></text:p>
        </text:list-item>
        <text:list-item>
          <text:p text:style-name="P7"><text:soft-page-break/><text:span text:style-name="T9">So make double sure you don’t install the totes not malware gnome extension.</text:span><text:span text:style-name="T5"> </text:span></text:p>
        </text:list-item>
        <text:list-item>
          <text:p text:style-name="P7"><text:span text:style-name="T5">Many of us who use GNOME use extensions to fix things that are missing and need to be patched, so make sure to check if you have been infected!</text:span></text:p>
          <text:list>
            <text:list-item>
              <text:p text:style-name="P21">“look for the "gnome-shell-ext" executable in the "~/.cache/gnome-software/gnome-shell-extensions" directory.”</text:p>
            </text:list-item>
          </text:list>
        </text:list-item>
      </text:list>
      <text:p text:style-name="Standard"/>
      <text:p text:style-name="Standard"><text:span text:style-name="T12">XPS Linux issues </text:span></text:p>
      <text:p text:style-name="Standard"><text:a xlink:type="simple" xlink:href="https://medium.com/@asmichx/like-linux-then-dont-buy-dell-s-new-xps-13-78952ae8e8bd" text:style-name="ListLabel_20_120" text:visited-style-name="ListLabel_20_120"><text:span text:style-name="T16">https://medium.com/@asmichx/like-linux-then-dont-buy-dell-s-new-xps-13-78952ae8e8bd</text:span></text:a></text:p>
      <text:list xml:id="list1525010938" text:style-name="WWNum2">
        <text:list-item>
          <text:p text:style-name="P8"><text:span text:style-name="T13">If Dell support refuses to support you, nuke the default install and set up your preferred distro on your own.</text:span></text:p>
          <text:list>
            <text:list-item>
              <text:p text:style-name="P22"><text:span text:style-name="T5">This is exactly what I was thinking when I read the article Pedro!</text:span></text:p>
            </text:list-item>
          </text:list>
        </text:list-item>
        <text:list-item>
          <text:p text:style-name="P8"><text:span text:style-name="T13">It sucks that you spent a load of money and now you have no support, but welcome to the world!</text:span></text:p>
        </text:list-item>
        <text:list-item>
          <text:p text:style-name="P8"><text:span text:style-name="T5">I have read other complaints about the XPS 13, but they far outway the positive, and we have even featured news stories here on LWDW on how much people love their XPS 13 laptops and that it is one of the flagship Linux laptops.</text:span></text:p>
        </text:list-item>
      </text:list>
      <text:p text:style-name="Standard"/>
      <text:p text:style-name="Standard"><text:span text:style-name="T3">Ubuntu learns to Nvidia</text:span></text:p>
      <text:p text:style-name="Standard"><text:a xlink:type="simple" xlink:href="https://www.omgubuntu.co.uk/2019/07/install-nvidia-driver-update-ubuntu-its" text:style-name="ListLabel_20_120" text:visited-style-name="ListLabel_20_120"><text:span text:style-name="T16">https://www.omgubuntu.co.uk/2019/07/install-nvidia-driver-update-ubuntu-its</text:span></text:a></text:p>
      <text:list xml:id="list1357913526" text:style-name="WWNum11">
        <text:list-item>
          <text:p text:style-name="P9"><text:span text:style-name="T9">Now everyone can experience the mind-melting 700K download speed.</text:span><text:span text:style-name="T5"> </text:span></text:p>
        </text:list-item>
        <text:list-item>
          <text:p text:style-name="P9"><text:span text:style-name="T5">Yeah! <text:s/>Now the Latest Nvidia Graphics Drivers can be installed directly in Ubuntu 18.04 LTS using the Software &amp; Updates Additional Drivers menu!</text:span></text:p>
        </text:list-item>
        <text:list-item>
          <text:p text:style-name="P9"><text:span text:style-name="T5">No more need to install a PPA or download the Nvidia driver manually from the Nvidia website.</text:span></text:p>
        </text:list-item>
        <text:list-item>
          <text:p text:style-name="P9"><text:span text:style-name="T5">Wonderful! We talked about this in May and Alan Pope, Popey has been talking about Ubuntu doing this for quite some time now.</text:span></text:p>
        </text:list-item>
        <text:list-item>
          <text:p text:style-name="P9"><text:span text:style-name="T5">System76’s Pop!_OS did this by offering their Nvidia drivers ISO, and now the rest of the distros will fall suite.</text:span></text:p>
        </text:list-item>
        <text:list-item>
          <text:p text:style-name="P9"><text:span text:style-name="T13">Only took… how many years? </text:span></text:p>
        </text:list-item>
        <text:list-item>
          <text:p text:style-name="P9"><text:span text:style-name="T13">How many articles, saying Linux is terrible because even the “user friendly” distro made the poor authors of those articles crack open a terminal window?</text:span></text:p>
        </text:list-item>
      </text:list>
      <text:p text:style-name="Standard"/>
      <text:p text:style-name="Standard"><text:soft-page-break/><text:span text:style-name="T8">Fedora Thanos Snap </text:span></text:p>
      <text:p text:style-name="Standard"><text:a xlink:type="simple" xlink:href="https://www.omgubuntu.co.uk/2019/07/fedora-31-snap-plugin-removal" text:style-name="ListLabel_20_120" text:visited-style-name="ListLabel_20_120"><text:span text:style-name="T16">https://www.omgubuntu.co.uk/2019/07/fedora-31-snap-plugin-removal</text:span></text:a></text:p>
      <text:p text:style-name="Standard"><text:a xlink:type="simple" xlink:href="https://gitlab.gnome.org/GNOME/gnome-software/merge_requests/253" text:style-name="ListLabel_20_120" text:visited-style-name="ListLabel_20_120"><text:span text:style-name="T16">https://gitlab.gnome.org/GNOME/gnome-software/merge_requests/253</text:span></text:a></text:p>
      <text:list xml:id="list2200884282" text:style-name="WWNum6">
        <text:list-item>
          <text:p text:style-name="P10"><text:span text:style-name="T9">Fedora is not a fan of testing in production.</text:span></text:p>
        </text:list-item>
        <text:list-item>
          <text:p text:style-name="P10"><text:span text:style-name="T9">That, and they are not a fan of Snap packages getting updated behind gnome-software’s back.</text:span></text:p>
        </text:list-item>
        <text:list-item>
          <text:p text:style-name="P10"><text:span text:style-name="T9">Gnome had a brief conversation about dropping snaps from gnome-software.</text:span></text:p>
        </text:list-item>
        <text:list-item>
          <text:p text:style-name="P10"><text:span text:style-name="T9">Something they plan to revisit in a few months.</text:span><text:span text:style-name="T5"> <text:s/></text:span></text:p>
        </text:list-item>
        <text:list-item>
          <text:p text:style-name="P10"><text:span text:style-name="T5">Fedora users can still install Snaps via the command line as long as the core snapd package remains available.</text:span></text:p>
        </text:list-item>
        <text:list-item>
          <text:p text:style-name="P10"><text:span text:style-name="T5">Also, a new “Snap Store by Canonical” is in the works, and Fedora users will be able to install Snaps from there.</text:span></text:p>
        </text:list-item>
        <text:list-item>
          <text:p text:style-name="P10"><text:span text:style-name="T13">“Sandboxing is still not working”... is that just on Fedora or in general?</text:span></text:p>
        </text:list-item>
        <text:list-item>
          <text:p text:style-name="P10"><text:span text:style-name="T13">Even on the couple of Ubuntu laptops I have, </text:span>sudo apt purge snap*<text:span text:style-name="T13"> is one of the first commands to get run.</text:span></text:p>
        </text:list-item>
        <text:list-item>
          <text:p text:style-name="P10"><text:span text:style-name="T13">Honestly, kudos to Fedora for at least giving snaps a chance.</text:span></text:p>
        </text:list-item>
        <text:list-item>
          <text:p text:style-name="P10"><text:span text:style-name="T13">But clearly, they’re not up to snuff.</text:span></text:p>
        </text:list-item>
      </text:list>
      <text:p text:style-name="P5"/>
      <text:p text:style-name="Standard"><text:span text:style-name="T8">What is SilverBlue</text:span></text:p>
      <text:p text:style-name="Standard"><text:a xlink:type="simple" xlink:href="https://fedoramagazine.org/what-is-silverblue/" text:style-name="ListLabel_20_120" text:visited-style-name="ListLabel_20_120"><text:span text:style-name="T16">https://fedoramagazine.org/what-is-silverblue/</text:span></text:a></text:p>
      <text:list xml:id="list1818431359" text:style-name="WWNum3">
        <text:list-item>
          <text:p text:style-name="P11"><text:span text:style-name="T9">Going to be honest, the silverblue webzone does an incredibly poor job explaining this. </text:span></text:p>
        </text:list-item>
        <text:list-item>
          <text:p text:style-name="P11"><text:span text:style-name="T9">Short story: Flatpak, the distro. </text:span></text:p>
        </text:list-item>
        <text:list-item>
          <text:p text:style-name="P11"><text:span text:style-name="T5">Like Intel's Clear Linux.</text:span></text:p>
        </text:list-item>
        <text:list-item>
          <text:p text:style-name="P11"><text:span text:style-name="T5">The Fedora desktop OS that containerises all the things.</text:span></text:p>
        </text:list-item>
        <text:list-item>
          <text:p text:style-name="P11"><text:span text:style-name="T13">If you’re doing “atomic updates” and using mostly containers, why do you need major OS updates?</text:span></text:p>
        </text:list-item>
        <text:list-item>
          <text:p text:style-name="P11"><text:soft-page-break/><text:span text:style-name="T13">If any time a core bit of the software changes, you already need to reboot (like ChromeOS) to the new image, why have a “traditional” release model?</text:span></text:p>
        </text:list-item>
        <text:list-item>
          <text:p text:style-name="P11"><text:span text:style-name="T9">RTheren mention fedora was looking no nix i686. </text:span></text:p>
        </text:list-item>
        <text:list-item>
          <text:p text:style-name="P11"><text:span text:style-name="T9">Guess that will go for SilverBlue as well?</text:span></text:p>
        </text:list-item>
        <text:list-item>
          <text:p text:style-name="P11"><text:span text:style-name="T9">Could it be considered the desktop version of Fedora CoreOS?</text:span></text:p>
        </text:list-item>
      </text:list>
      <text:p text:style-name="P3"/>
      <text:p text:style-name="Standard"><text:span text:style-name="T12">NVIDIA tools</text:span></text:p>
      <text:p text:style-name="Standard"><text:a xlink:type="simple" xlink:href="https://github.com/magmast/fedora-prime" text:style-name="ListLabel_20_120" text:visited-style-name="ListLabel_20_120"><text:span text:style-name="T16">https://github.com/magmast/fedora-prime</text:span></text:a></text:p>
      <text:list xml:id="list3237041890" text:style-name="WWNum1">
        <text:list-item>
          <text:p text:style-name="P12"><text:span text:style-name="T13">If you don’t want to use bumblebee and want the ability to power down the dedicated GPU without having to do it yourself, this tool makes the job slightly easier.</text:span></text:p>
        </text:list-item>
        <text:list-item>
          <text:p text:style-name="P12"><text:span text:style-name="T13">It’s still not as easy or out of the box as what you get in Ubuntu MATE, but it’s progress.</text:span></text:p>
        </text:list-item>
      </text:list>
      <text:p text:style-name="Standard"/>
      <text:p text:style-name="Standard"><text:span text:style-name="T12">First EndeavourOS</text:span></text:p>
      <text:p text:style-name="Standard"><text:a xlink:type="simple" xlink:href="https://endeavouros.com/endeavouros-first-stable-release-has-arrived/" text:style-name="ListLabel_20_120" text:visited-style-name="ListLabel_20_120"><text:span text:style-name="T16">https://endeavouros.com/endeavouros-first-stable-release-has-arrived/</text:span></text:a></text:p>
      <text:list xml:id="list363991454" text:style-name="WWNum10">
        <text:list-item>
          <text:p text:style-name="P13"><text:span text:style-name="T5">Wow, that was fast, considering in May we talked about the spirit of the Antergos project will continue on in a new distro called Endeavour.</text:span></text:p>
        </text:list-item>
        <text:list-item>
          <text:p text:style-name="P13"><text:span text:style-name="T5">The call from the Linux and Antergos community for support came thru!</text:span></text:p>
        </text:list-item>
        <text:list-item>
          <text:p text:style-name="P13"><text:span text:style-name="T13">Good. Now it remains to be seen what they’ll do to get it to stay relevant.</text:span></text:p>
        </text:list-item>
      </text:list>
      <text:p text:style-name="Standard"/>
      <text:p text:style-name="Standard"><text:span text:style-name="T8">Effortless file sharing </text:span></text:p>
      <text:p text:style-name="Standard"><text:a xlink:type="simple" xlink:href="https://gitlab.gnome.org/jsparber/teleport" text:style-name="ListLabel_20_120" text:visited-style-name="ListLabel_20_120"><text:span text:style-name="T16">https://gitlab.gnome.org/jsparber/teleport</text:span></text:a></text:p>
      <text:list xml:id="list1177077781" text:style-name="WWNum8">
        <text:list-item>
          <text:p text:style-name="P14"><text:span text:style-name="T9">Is this better than sftp?</text:span></text:p>
        </text:list-item>
        <text:list-item>
          <text:p text:style-name="P14"><text:span text:style-name="T9">Because right now it’s sftp:// from Thunar to any box on the network.</text:span><text:span text:style-name="T5"> </text:span></text:p>
        </text:list-item>
        <text:list-item>
          <text:p text:style-name="P14"><text:span text:style-name="T5">Teleport reminds me a bit of the old days of sharing files between PCs via a single ethernet or USB cable, except a modern version using notifications.</text:span></text:p>
        </text:list-item>
        <text:list-item>
          <text:p text:style-name="P14"><text:soft-page-break/><text:span text:style-name="T5">In the future Teleport will be able to send multiple files and folders and have native Android, iOS, macOS, and Windows apps.</text:span></text:p>
        </text:list-item>
        <text:list-item>
          <text:p text:style-name="P14"><text:span text:style-name="T13">Oh, file pushing... </text:span></text:p>
        </text:list-item>
        <text:list-item>
          <text:p text:style-name="P14"><text:span text:style-name="T13">I see the appeal of not having to run FTP servers on all your boxes, or having to setup nfs.</text:span></text:p>
        </text:list-item>
        <text:list-item>
          <text:p text:style-name="P14"><text:span text:style-name="T13">But as it stands, even sshfs is more useful in the way it lets you send or fetch multiple files at once.</text:span></text:p>
        </text:list-item>
      </text:list>
      <text:p text:style-name="Standard"/>
      <text:p text:style-name="Standard"><text:span text:style-name="T3">Blender 2.80</text:span></text:p>
      <text:p text:style-name="Standard"><text:a xlink:type="simple" xlink:href="https://www.blender.org/download/releases/2-80/" text:style-name="ListLabel_20_120" text:visited-style-name="ListLabel_20_120"><text:span text:style-name="T16">https://www.blender.org/download/releases/2-80/</text:span></text:a></text:p>
      <text:list xml:id="list3661402108" text:style-name="WWNum7">
        <text:list-item>
          <text:p text:style-name="P15"><text:span text:style-name="T9"><office:annotation office:name="__Annotation__154_3096792363"><dc:creator>Katana Steel</dc:creator><dc:date>2019-07-15T19:40:21</dc:date><text:p><text:span text:style-name="T20">one would surely hope so,</text:span></text:p><text:p><text:span text:style-name="T20">this should never have been a thing...</text:span></text:p><text:p/><text:p><text:span text:style-name="T20">just keep making a great Open 3d mesh editor.</text:span></text:p></office:annotation></text:span><text:span text:style-name="T9">RIP Blender game engine. </text:span><office:annotation-end office:name="__Annotation__154_3096792363"/></text:p>
        </text:list-item>
        <text:list-item>
          <text:p text:style-name="P15"><text:span text:style-name="T9">The UI is so much cleaner, intuitive even. </text:span></text:p>
        </text:list-item>
        <text:list-item>
          <text:p text:style-name="P15"><text:span text:style-name="T9"><office:annotation office:name="__Annotation__159_3096792363"><dc:creator>Michael Fox</dc:creator><dc:date>2019-07-15T23:47:36</dc:date><text:p><text:span text:style-name="T20">you can turn on the classic keymap so that helps a little</text:span></text:p></office:annotation></text:span><text:span text:style-name="T9">RIP every tutorial made in the last decade. </text:span><office:annotation-end office:name="__Annotation__159_3096792363"/></text:p>
        </text:list-item>
        <text:list-item>
          <text:p text:style-name="P15"><text:span text:style-name="T5"><office:annotation office:name="__Annotation__163_3096792363"><dc:creator>Jordan Cwang</dc:creator><dc:date>2019-07-16T17:52:26</dc:date><text:p><text:span text:style-name="T20">Wait, what version of blender is this?</text:span></text:p></office:annotation></text:span><text:span text:style-name="T5">We have been following the incredible progress of the Blender 2.80 Beta, and now the last step to the final release of Blender 2.80 is upon us with the Blender 2.80 Release Candidate!</text:span><office:annotation-end office:name="__Annotation__163_3096792363"/></text:p>
        </text:list-item>
        <text:list-item>
          <text:p text:style-name="P15"><text:span text:style-name="T5">First off, the user interface has major changes which keep Blender inline with the workflow of propriety animation software.</text:span></text:p>
          <text:list>
            <text:list-item>
              <text:p text:style-name="P23"><text:span text:style-name="T5">Left click to select, interactive object gizmos and separate workspaces for modeling, animating, sculpting, texture painting etc.</text:span></text:p>
            </text:list-item>
          </text:list>
        </text:list-item>
        <text:list-item>
          <text:p text:style-name="P15"><text:span text:style-name="T5">EEVEE is a new physically based real time renderer. It works both as a renderer for final frames, and as the engine driving Blender’s realtime viewport for creating assets.</text:span></text:p>
        </text:list-item>
        <text:list-item>
          <text:p text:style-name="P15"><text:span text:style-name="T5">The 2D Animation Grease Pencil has now been fully integrated with the 3D workflow, and this puts Blender way ahead of any proprietary software in the industry.</text:span></text:p>
        </text:list-item>
        <text:list-item>
          <text:p text:style-name="P15"><text:span text:style-name="T5">Raytracing render engine Cycles now renders 30% faster and lets you combine GPU and CPU rendering! <text:s/>This is a first in the industry!</text:span></text:p>
        </text:list-item>
        <text:list-item>
          <text:p text:style-name="P15"><text:span text:style-name="T5">Yes, OpenCL GPU rendering times have greatly improved which will help make OpenCL GPUs a much more compelling option.</text:span></text:p>
        </text:list-item>
        <text:list-item>
          <text:p text:style-name="P15"><text:span text:style-name="T5">I did some test renders on my new AMD RX 580.</text:span></text:p>
        </text:list-item>
      </text:list>
      <text:p text:style-name="Standard"/>
      <text:p text:style-name="Standard"><text:span text:style-name="T12">Mega Blender </text:span></text:p>
      <text:p text:style-name="Standard"><text:span text:style-name="T16"><office:annotation office:name="__Annotation__176_3096792363"><dc:creator>Michael Fox</dc:creator><dc:date>2019-07-15T23:45:47</dc:date><text:p><text:span text:style-name="T20">before people start loosing their collective shits and spinning the wheel of booga booga https://twitter.com/tonroosendaal/status/1150793424536313862</text:span></text:p></office:annotation></text:span><text:a xlink:type="simple" xlink:href="https://www.blender.org/press/epic-games-supports-blender-foundation-with-1-2-million-epic-megagrant/" text:style-name="ListLabel_20_120" text:visited-style-name="ListLabel_20_120"><text:span text:style-name="T16">https://www.blender.org/press/epic-games-supports-blender-foundation-with-1-2-million-epic-megagrant/</text:span></text:a><office:annotation-end office:name="__Annotation__176_3096792363"/></text:p>
      <text:list xml:id="list4211932542" text:style-name="WWNum13">
        <text:list-item>
          <text:p text:style-name="P16"><text:soft-page-break/><text:span text:style-name="T21">“Open tools, libraries and platforms are critical to the future of the digital content ecosystem,</text:span><text:span text:style-name="T9">” </text:span></text:p>
        </text:list-item>
        <text:list-item>
          <text:p text:style-name="P16"><text:span text:style-name="T9">Said Tim Sweeney, founder and CEO of Epic Games.</text:span></text:p>
        </text:list-item>
        <text:list-item>
          <text:p text:style-name="P16"><text:span text:style-name="T5">The Unreal Engine benefits from Blender via open source animation and rendering plugins and 3D modeling assets just like all the major 3D animation software and game engine apps do.</text:span></text:p>
        </text:list-item>
        <text:list-item>
          <text:p text:style-name="P16"><text:span text:style-name="T5">In fact, it’s this open source interoperability of Blender and its progressive framework, that has helped make it the future of the 3D animation industry.</text:span></text:p>
        </text:list-item>
        <text:list-item>
          <text:p text:style-name="P16"><text:span text:style-name="T5">The Academy Software Foundation knows this and so does Epic Games and the industry as a whole.</text:span></text:p>
        </text:list-item>
        <text:list-item>
          <text:p text:style-name="P16"><text:span text:style-name="T5">Michael Fox, Mfoxdogg in chat, who helped develop many aspects of Blender and I were just talking about this Saturday night before this news broke.</text:span></text:p>
        </text:list-item>
        <text:list-item>
          <text:p text:style-name="P16"><text:span text:style-name="T5">And, yes, how many 3d models are brought over from Blender and imported into Unreal Engine for creating games? <text:s/>I am sure thousands!!</text:span></text:p>
        </text:list-item>
        <text:list-item>
          <text:p text:style-name="P16"><text:span text:style-name="T13">Isn’t wonderful to be human? </text:span></text:p>
        </text:list-item>
        <text:list-item>
          <text:p text:style-name="P16"><text:span text:style-name="T13">To be susceptible to the level of cognitive dissonance that Mr. Sweeney displays?!</text:span></text:p>
        </text:list-item>
        <text:list-item>
          <text:p text:style-name="P16"><text:span text:style-name="T13">If they put the Fornite money to use supporting Blender and other open source projects, that in my opinion is better than them buying “excwusives” for the Epic Store.</text:span></text:p>
        </text:list-item>
      </text:list>
      <text:p text:style-name="Standard"><draw:rect text:anchor-type="as-char" style:rel-width="100%" draw:z-index="5" draw:style-name="gr1" draw:text-style-name="P25" svg:width="0.0012in" svg:height="0.0213in"><text:p/></draw:rect></text:p>
      <text:p text:style-name="Standard"><text:span text:style-name="T7">Plugs</text:span></text:p>
      <text:p text:style-name="Standard"/>
      <text:p text:style-name="Standard">Mostly_linux (liberapay)<text:line-break/>David (liberapay)</text:p>
      <text:p text:style-name="Standard"><draw:rect text:anchor-type="as-char" style:rel-width="100%" draw:z-index="6" draw:style-name="gr1" draw:text-style-name="P25" svg:width="0.0012in" svg:height="0.0213in"><text:p/></draw:rect></text:p>
      <text:p text:style-name="Standard"><text:span text:style-name="T7">Slice of Pi</text:span></text:p>
      <text:p text:style-name="Standard"/>
      <text:p text:style-name="Standard"><text:span text:style-name="T3">Hacker Pi</text:span></text:p>
      <text:p text:style-name="Standard"><text:a xlink:type="simple" xlink:href="https://thehackernews.com/2019/07/kali-linux-raspberry-pi-4.html" text:style-name="ListLabel_20_120" text:visited-style-name="ListLabel_20_120"><text:span text:style-name="T16">https://thehackernews.com/2019/07/kali-linux-raspberry-pi-4.html</text:span></text:a></text:p>
      <text:list xml:id="list3101813059" text:style-name="WWNum5">
        <text:list-item>
          <text:p text:style-name="P17"><text:span text:style-name="T5">A 32 bit Kali Linux for the Raspberry Pi 4 has been released, with a 64 bit version soon to follow.</text:span></text:p>
        </text:list-item>
        <text:list-item>
          <text:p text:style-name="P17"><text:span text:style-name="T5">Kali Linux has been so great at porting their security focused software to the RasPi ARM SoC, and the 4 is no exception!</text:span></text:p>
        </text:list-item>
        <text:list-item>
          <text:p text:style-name="P17"><text:soft-page-break/><text:span text:style-name="T5">This new Kali will support onboard Wi-Fi monitor mode and frame injection support for the Pi 4.</text:span></text:p>
        </text:list-item>
        <text:list-item>
          <text:p text:style-name="P17"><text:span text:style-name="T13">One of the reasons I want a Nexus 5 is the Kali Nethunter ROM.</text:span></text:p>
        </text:list-item>
      </text:list>
      <text:p text:style-name="Standard"/>
      <text:p text:style-name="P5"/>
      <text:p text:style-name="Standard"><text:span text:style-name="T8">Hot Pi</text:span></text:p>
      <text:p text:style-name="Standard"><text:a xlink:type="simple" xlink:href="https://www.notebookcheck.net/Raspberry-Pi-4-The-Raspberry-Pi-Foundation-brushes-off-that-the-RPi-4-has-a-temperature-problem.427414.0.html" text:style-name="ListLabel_20_120" text:visited-style-name="ListLabel_20_120"><text:span text:style-name="T16">https://www.notebookcheck.net/Raspberry-Pi-4-The-Raspberry-Pi-Foundation-brushes-off-that-the-RPi-4-has-a-temperature-problem.427414.0.html</text:span></text:a></text:p>
      <text:list xml:id="list2161951431" text:style-name="WWNum9">
        <text:list-item>
          <text:p text:style-name="P18"><text:span text:style-name="T9">Now you have an excuse to buy that adorable little HSF from last week. </text:span></text:p>
        </text:list-item>
        <text:list-item>
          <text:p text:style-name="P18"><text:span text:style-name="T5">The Raspberry Pi 3 had overheating issues as well at launch, and depending on your use case, they recommend a heatsink and fan.</text:span></text:p>
        </text:list-item>
        <text:list-item>
          <text:p text:style-name="P18"><text:span text:style-name="T5">Many RasPi 3 kits come with heatsinks and fans, and I am sure RasPi 4 kits will be no exception especially when hearing this news.</text:span></text:p>
        </text:list-item>
        <text:list-item>
          <text:p text:style-name="P18"><text:span text:style-name="T5">I have heatsinks on my Pi 3s. <text:s/></text:span></text:p>
        </text:list-item>
        <text:list-item>
          <text:p text:style-name="P18"><text:span text:style-name="T13">Of course it has a temperature problem, it doesn’t have anything on top of the IHS of the SoC.</text:span></text:p>
        </text:list-item>
        <text:list-item>
          <text:p text:style-name="P18"><text:span text:style-name="T13">Even a passive heatsink will help.</text:span></text:p>
        </text:list-item>
      </text:list>
      <text:p text:style-name="Standard"><draw:rect text:anchor-type="as-char" style:rel-width="100%" draw:z-index="7" draw:style-name="gr1" draw:text-style-name="P25" svg:width="0.0012in" svg:height="0.0213in"><text:p/></draw:rect></text:p>
      <text:p text:style-name="Standard"><text:span text:style-name="T7">Feedbac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fo:color="#ff0000"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color="#1155cc" style:text-underline-style="solid" style:text-underline-width="auto" style:text-underline-color="font-color"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19" style:display-name="ListLabel 119" style:family="text"/>
    <style:style style:name="ListLabel_20_120" style:display-name="ListLabel 120" style:family="text">
      <style:text-properties fo:color="#1155cc"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8" meta:paragraph-count="137" meta:word-count="1566" meta:character-count="9718" meta:non-whitespace-character-count="8323"/>
    <meta:generator>LibreOfficeDev/6.0.5.2$Linux_X86_64 LibreOffice_project/</meta:generator>
  </office:meta>
</office:document-meta>
</file>